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IBM Plex Mono" svg:font-family="'IBM Plex Mono', monospace"/>
    <style:font-face style:name="Lohit Devanagari1" svg:font-family="'Lohit Devanagari'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4c6e"/>
    </style:style>
    <style:style style:name="P2" style:family="paragraph" style:parent-style-name="Standard">
      <style:text-properties officeooo:rsid="00154c6e" officeooo:paragraph-rsid="00154c6e"/>
    </style:style>
    <style:style style:name="P3" style:family="paragraph" style:parent-style-name="Standard">
      <style:text-properties officeooo:paragraph-rsid="001637c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637c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paragraph-rsid="001637c4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paragraph-rsid="00154c6e" style:font-weight-asian="bold" style:font-weight-complex="bold"/>
    </style:style>
    <style:style style:name="T1" style:family="text">
      <style:text-properties fo:font-weight="bold" officeooo:rsid="00154c6e" style:font-weight-asian="bold" style:font-weight-complex="bold"/>
    </style:style>
    <style:style style:name="T2" style:family="text">
      <style:text-properties fo:font-variant="normal" fo:text-transform="none" fo:color="#ffffff" style:font-name="dejavu sans mono" fo:font-size="8.25pt" fo:letter-spacing="normal" fo:font-style="normal" fo:font-weight="normal"/>
    </style:style>
    <style:style style:name="T3" style:family="text">
      <style:text-properties officeooo:rsid="00154c6e"/>
    </style:style>
    <style:style style:name="T4" style:family="text">
      <style:text-properties officeooo:rsid="001637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Exercise 0.4</text:span></text:p>
      <text:p text:style-name="P2"/>
      <text:p text:style-name="P1">browser-&gt;server: HTTP <text:span text:style-name="T3">POST</text:span> https://studies.cs.helsinki.fi/exampleapp/<text:span text:style-name="T3">new_</text:span>note</text:p>
      <text:p text:style-name="P1">server--&gt;browser: <text:span text:style-name="T3">redirect to ../notes</text:span></text:p>
      <text:p text:style-name="Standard">browser-&gt;server: HTTP GET https://studies.cs.helsinki.fi/exampleapp/notes</text:p>
      <text:p text:style-name="Standard">server--&gt;browser: HTML-code</text:p>
      <text:p text:style-name="Standard">browser-&gt;server: HTTP GET https://studies.cs.helsinki.fi/exampleapp/main.css</text:p>
      <text:p text:style-name="Standard">server--&gt;browser: main.css</text:p>
      <text:p text:style-name="Standard">browser-&gt;server: HTTP GET https://studies.cs.helsinki.fi/exampleapp/main.js</text:p>
      <text:p text:style-name="Standard">server--&gt;browser: main.js</text:p>
      <text:p text:style-name="Standard"/>
      <text:p text:style-name="Standard">note over browser:</text:p>
      <text:p text:style-name="Standard">browser starts executing js-code</text:p>
      <text:p text:style-name="Standard">that requests JSON data from server </text:p>
      <text:p text:style-name="Standard">end note</text:p>
      <text:p text:style-name="Standard"/>
      <text:p text:style-name="Standard">browser-&gt;server: HTTP GET https://studies.cs.helsinki.fi/exampleapp/data.json</text:p>
      <text:p text:style-name="Standard">server--&gt;browser: [{ content: "HTML is easy", date: "2019-05-23" }, ...]</text:p>
      <text:p text:style-name="Standard"/>
      <text:p text:style-name="Standard">note over browser:</text:p>
      <text:p text:style-name="Standard">browser executes the event handler</text:p>
      <text:p text:style-name="Standard">that renders notes to display</text:p>
      <text:p text:style-name="Standard">end note</text:p>
      <text:p text:style-name="Standard"/>
      <text:p text:style-name="P7"><text:span text:style-name="T3">Exercise 0.5</text:span></text:p>
      <text:p text:style-name="P2"/>
      <text:p text:style-name="P1">browser-&gt;server: HTTP GET https://studies.cs.helsinki.fi/exampleapp/<text:span text:style-name="T4">spa</text:span></text:p>
      <text:p text:style-name="P1">server--&gt;browser: HTML-code</text:p>
      <text:p text:style-name="P1">browser-&gt;server: HTTP GET https://studies.cs.helsinki.fi/exampleapp/main.css</text:p>
      <text:p text:style-name="P1">server--&gt;browser: <text:span text:style-name="T4">main</text:span>.css</text:p>
      <text:p text:style-name="P1">browser-&gt;server: HTTP GET https://studies.cs.helsinki.fi/exampleapp/main.js</text:p>
      <text:p text:style-name="P1">server--&gt;browser: <text:span text:style-name="T4">spa</text:span>.js</text:p>
      <text:p text:style-name="P1"/>
      <text:p text:style-name="P1">note over browser:</text:p>
      <text:p text:style-name="P1">browser starts executing js-code</text:p>
      <text:p text:style-name="P1">that requests JSON data from server </text:p>
      <text:p text:style-name="P1">end note</text:p>
      <text:p text:style-name="P1"/>
      <text:p text:style-name="P1">browser-&gt;server: HTTP GET https://studies.cs.helsinki.fi/exampleapp/data.json</text:p>
      <text:p text:style-name="P1">server--&gt;browser: [{ content: "HTML is easy", date: "2019-05-23" }, ...]</text:p>
      <text:p text:style-name="P1"/>
      <text:p text:style-name="P1">note over browser:</text:p>
      <text:p text:style-name="P1">browser executes the event handler</text:p>
      <text:p text:style-name="P1">that renders notes to display</text:p>
      <text:p text:style-name="P1">end note</text:p>
      <text:p text:style-name="P1"/>
      <text:p text:style-name="P6"><text:span text:style-name="T3">Exercise 0.</text:span><text:span text:style-name="T4">6</text:span></text:p>
      <text:p text:style-name="P4"/>
      <text:p text:style-name="P3">browser-&gt;server: HTTP <text:span text:style-name="T3">POST</text:span> <text:a xlink:type="simple" xlink:href="https://studies.cs.helsinki.fi/exampleapp/new_note_spa" text:style-name="Internet_20_link" text:visited-style-name="Visited_20_Internet_20_Link">https://studies.cs.helsinki.fi/exampleapp/</text:a><text:a xlink:type="simple" xlink:href="https://studies.cs.helsinki.fi/exampleapp/new_note_spa" text:style-name="Internet_20_link" text:visited-style-name="Visited_20_Internet_20_Link"><text:span text:style-name="T3">new_</text:span></text:a><text:a xlink:type="simple" xlink:href="https://studies.cs.helsinki.fi/exampleapp/new_note_spa" text:style-name="Internet_20_link" text:visited-style-name="Visited_20_Internet_20_Link">note_</text:a><text:a xlink:type="simple" xlink:href="https://studies.cs.helsinki.fi/exampleapp/new_note_spa" text:style-name="Internet_20_link" text:visited-style-name="Visited_20_Internet_20_Link"><text:span text:style-name="T4">spa</text:span></text:a></text:p>
      <text:p text:style-name="P3"><text:span text:style-name="T4">request for the json data from server</text:span></text:p>
      <text:p text:style-name="P3">server--&gt;browser: [{ content: "HTML is easy", date: "2019-05-23" }, ...]</text:p>
      <text:p text:style-name="P3"/>
      <text:p text:style-name="P3"><text:soft-page-break/>note over browser:</text:p>
      <text:p text:style-name="P3">browser executes the event handler</text:p>
      <text:p text:style-name="P3">that renders notes to display</text:p>
      <text:p text:style-name="P4">end no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IBM Plex Mono" svg:font-family="'IBM Plex Mono', monospace"/>
    <style:font-face style:name="Lohit Devanagari1" svg:font-family="'Lohit Devanagari'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20:46:41.639838853</meta:creation-date>
    <dc:date>2021-10-09T21:36:07.826996053</dc:date>
    <meta:editing-duration>PT8M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184" meta:character-count="1695" meta:non-whitespace-character-count="1563"/>
  </office:meta>
</office:document-meta>
</file>